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3" style:family="paragraph" style:parent-style-name="Standard">
      <style:paragraph-properties fo:text-align="start" style:justify-single-word="false"/>
      <style:text-properties style:font-name="Nimbus Mono PS" fo:font-size="10.5pt" fo:font-style="normal" style:text-underline-style="none" fo:font-weight="normal" officeooo:rsid="001c6141" officeooo:paragraph-rsid="0007cb9d" style:font-size-asian="10.5pt" style:font-style-asian="normal" style:font-weight-asian="normal" style:font-size-complex="10.5pt" style:font-style-complex="normal" style:font-weight-complex="normal"/>
    </style:style>
    <style:style style:name="P4" style:family="paragraph" style:parent-style-name="Standard">
      <style:paragraph-properties fo:text-align="start" style:justify-single-word="false"/>
      <style:text-properties style:font-name="Nimbus Mono PS" fo:font-size="10.5pt" fo:font-style="normal" style:text-underline-style="none" fo:font-weight="normal" officeooo:rsid="001c6141" officeooo:paragraph-rsid="001c6141" style:font-size-asian="10.5pt" style:font-style-asian="normal" style:font-weight-asian="normal" style:font-size-complex="10.5pt" style:font-style-complex="normal" style:font-weight-complex="normal"/>
    </style:style>
    <style:style style:name="P5" style:family="paragraph" style:parent-style-name="Standard">
      <style:paragraph-properties fo:text-align="center" style:justify-single-word="false"/>
      <style:text-properties style:font-name="Nimbus Mono PS" fo:font-size="10.5pt" fo:font-style="normal" style:text-underline-style="none" fo:font-weight="normal" officeooo:rsid="001c6141" officeooo:paragraph-rsid="001c6141" style:font-size-asian="10.5pt" style:font-style-asian="normal" style:font-weight-asian="normal" style:font-size-complex="10.5pt" style:font-style-complex="normal" style:font-weight-complex="normal"/>
    </style:style>
    <style:style style:name="P6" style:family="paragraph" style:parent-style-name="Standard">
      <style:paragraph-properties fo:text-align="start" style:justify-single-word="false"/>
      <style:text-properties style:font-name="Nimbus Mono PS" fo:font-size="10.5pt" fo:font-style="normal" style:text-underline-style="none" fo:font-weight="normal" officeooo:rsid="001fc6be" officeooo:paragraph-rsid="001fc6be" style:font-size-asian="10.5pt" style:font-style-asian="normal" style:font-weight-asian="normal" style:font-size-complex="10.5pt" style:font-style-complex="normal" style:font-weight-complex="normal"/>
    </style:style>
    <style:style style:name="P7" style:family="paragraph" style:parent-style-name="Standard">
      <style:paragraph-properties fo:text-align="start" style:justify-single-word="false"/>
      <style:text-properties style:font-name="Nimbus Mono PS" fo:font-size="10.5pt" style:text-underline-style="none" fo:font-weight="normal" officeooo:rsid="0007cb9d" officeooo:paragraph-rsid="001fc6be" style:font-size-asian="10.5pt" style:font-weight-asian="normal" style:font-size-complex="10.5pt" style:font-weight-complex="normal"/>
    </style:style>
    <style:style style:name="T1" style:family="text">
      <style:text-properties officeooo:rsid="0009b837"/>
    </style:style>
    <style:style style:name="T2" style:family="text">
      <style:text-properties officeooo:rsid="001c6141"/>
    </style:style>
    <style:style style:name="T3" style:family="text">
      <style:text-properties fo:font-style="normal" style:font-style-asian="normal" style:font-style-complex="normal"/>
    </style:style>
    <style:style style:name="T4" style:family="text">
      <style:text-properties fo:font-style="normal" officeooo:rsid="001c6141" style:font-style-asian="normal" style:font-style-complex="normal"/>
    </style:style>
    <style:style style:name="T5" style:family="text">
      <style:text-properties fo:font-style="normal" officeooo:rsid="001fc6b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st <text:span text:style-name="T2">Game</text:span></text:p>
      <text:p text:style-name="P1"/>
      <text:p text:style-name="P2"><text:tab/><text:span text:style-name="T1">For this assignment you </text:span><text:span text:style-name="T2">will be designing and implementing a video game of your choice. You can use one that already exists or make up your own. Jusst do not do any of the ones we have done so far (tic-tac-toe, mine sweeper or ship captain crew) Try to keep the scope relatively small. Please submit a proposal to me as soon as possible. </text:span></text:p>
      <text:p text:style-name="P2"/>
      <text:p text:style-name="P7"><text:span text:style-name="T3"><text:tab/></text:span><text:span text:style-name="T4">The point of this asssignment is not to make a fun game so much as it is to apply what your have learned about rust and design around that. This project will be worth 100 pts, and will m</text:span><text:span text:style-name="T5">os</text:span><text:span text:style-name="T4">tly be based on having a commplete game and fulfilling the following criteria.You must design and implement at least 2 structs </text:span><text:span text:style-name="T5">(or enums)</text:span><text:span text:style-name="T4"> and 1 trait. Your game must accept user input, have a win condition and a lose condition, that is all. Furthermore you are free to use any crates </text:span><text:span text:style-name="T5">or structure </text:span><text:span text:style-name="T4">you would like to use. But you will not be marked down for using the standard library. </text:span><text:span text:style-name="T5">You will be turninging in your Proposal, Cargo.toml and anything in you src/ folder. </text:span></text:p>
      <text:p text:style-name="P3"/>
      <text:p text:style-name="P5">Game Suggestions</text:p>
      <text:p text:style-name="P5"/>
      <text:p text:style-name="P4">Solitaire</text:p>
      <text:p text:style-name="P4"><text:tab/>Using the card enum. One would just need to come up with a display method for the cards and position them on the screen. Shuffling the deck and user input would be the next hardest thing.</text:p>
      <text:p text:style-name="P4"/>
      <text:p text:style-name="P4">Sudoku</text:p>
      <text:p text:style-name="P4"><text:tab/>Creating a sudoku would entail designing the struct to hold sudoku and displaying it. Calculating the winner may be the hardest part. User input is fairly straight forward.</text:p>
      <text:p text:style-name="P4"/>
      <text:p text:style-name="P4">Chess</text:p>
      <text:p text:style-name="P4"><text:tab/>User input on this game may be a little more complicated or clunky, but the underlying principal of moving the pieces if a fairly interesting programmming mechanic.</text:p>
      <text:p text:style-name="P4"/>
      <text:p text:style-name="P4">Checkers</text:p>
      <text:p text:style-name="P4"><text:tab/>Pretty much the same as chess but less possible piece types, so its simpler.</text:p>
      <text:p text:style-name="P4"/>
      <text:p text:style-name="P4">hang man</text:p>
      <text:p text:style-name="P4"><text:tab/>Easy game to implement, take user input and write it to the screen. But perhaps you could have fun with dessigning the hang man themself.</text:p>
      <text:p text:style-name="P4"/>
      <text:p text:style-name="P4">Text Adventure</text:p>
      <text:p text:style-name="P4"><text:tab/>Display text to the user and have them enter commmands, programmatically simple, but designing it can be very difficult.</text:p>
      <text:p text:style-name="P4"/>
      <text:p text:style-name="P6"/>
      <text:p text:style-name="P6"/>
      <text:p text:style-name="P6"/>
      <text:p text:style-name="P6"/>
      <text:p text:style-name="P6"/>
      <text:p text:style-name="P6"/>
      <text:p text:style-name="P6"/>
      <text:p text:style-name="P6"/>
      <text:p text:style-name="P6"><text:soft-page-break/>Proposal examples</text:p>
      <text:p text:style-name="P6"/>
      <text:p text:style-name="P6">Game Name: Solitaire</text:p>
      <text:p text:style-name="P6"/>
      <text:p text:style-name="P6">Description:</text:p>
      <text:p text:style-name="P6"><text:tab/>Players are dealt stacks of cards, with only access to the top of the stacks, the player must arrange the cards by suit and order. In addtion to the stacks there is a deck that the plaayer may reveal cards from.</text:p>
      <text:p text:style-name="P6"/>
      <text:p text:style-name="P6">Win Condition:</text:p>
      <text:p text:style-name="P6"><text:tab/>Sort all of the cards.</text:p>
      <text:p text:style-name="P6"/>
      <text:p text:style-name="P6">Lose Condition:</text:p>
      <text:p text:style-name="P6"><text:tab/>run out of valid moves.</text:p>
      <text:p text:style-name="P6"/>
      <text:p text:style-name="P6">structs:</text:p>
      <text:p text:style-name="P6"><text:tab/>enum Card;</text:p>
      <text:p text:style-name="P6"><text:tab/>struct play_field;</text:p>
      <text:p text:style-name="P6"/>
      <text:p text:style-name="P6">traits:</text:p>
      <text:p text:style-name="P6"><text:tab/>Playable</text:p>
      <text:p text:style-name="P6"/>
      <text:p text:style-name="P6">Game Name: Chess</text:p>
      <text:p text:style-name="P6"/>
      <text:p text:style-name="P6">Description:</text:p>
      <text:p text:style-name="P6"><text:tab/>2 players move pieces across a board attempting to check mate the opposing player’s king piece.</text:p>
      <text:p text:style-name="P6"/>
      <text:p text:style-name="P6">Win Condition:</text:p>
      <text:p text:style-name="P6"><text:tab/>Checkmate opponent.</text:p>
      <text:p text:style-name="P6"/>
      <text:p text:style-name="P6">Lose Condition:</text:p>
      <text:p text:style-name="P6"><text:tab/>Get checkmated by opponent.</text:p>
      <text:p text:style-name="P6"/>
      <text:p text:style-name="P6">structs:</text:p>
      <text:p text:style-name="P6"><text:tab/>enum Piece;</text:p>
      <text:p text:style-name="P6"><text:tab/>struct Board;</text:p>
      <text:p text:style-name="P6"/>
      <text:p text:style-name="P6">traits:</text:p>
      <text:p text:style-name="P6"><text:tab/>Piece</text:p>
      <text:p text:style-name="P6"/>
      <text:p text:style-name="P6"/>
      <text:p text:style-name="P6"/>
      <text:p text:style-name="P6"/>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2-02T08:29:49.956069915</dc:date>
    <meta:editing-duration>PT7H35M56S</meta:editing-duration>
    <meta:editing-cycles>18</meta:editing-cycles>
    <meta:generator>LibreOffice/7.4.2.3$Linux_X86_64 LibreOffice_project/40$Build-3</meta:generator>
    <meta:document-statistic meta:table-count="0" meta:image-count="0" meta:object-count="0" meta:page-count="2" meta:paragraph-count="41" meta:word-count="452" meta:character-count="2573" meta:non-whitespace-character-count="2140"/>
  </office:meta>
</office:document-meta>
</file>